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4.263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2">
          <table:table-cell/>
          <table:table-cell table:style-name="ce2" office:value-type="string">
            <text:p>Itenaries</text:p>
          </table:table-cell>
          <table:table-cell table:style-name="ce2" office:value-type="string">
            <text:p>Person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Paid By</text:p>
          </table:table-cell>
          <table:table-cell table:style-name="ce2" office:value-type="string">
            <text:p>Number of Persons</text:p>
          </table:table-cell>
          <table:table-cell table:style-name="ce2" office:value-type="string">
            <text:p>Per Head:</text:p>
          </table:table-cell>
          <table:table-cell table:number-columns-repeated="2"/>
          <table:table-cell table:style-name="ce2" office:value-type="string">
            <text:p>Will Get Back:</text:p>
          </table:table-cell>
          <table:table-cell table:number-columns-repeated="1014"/>
        </table:table-row>
        <table:table-row table:style-name="ro3">
          <table:table-cell/>
          <table:table-cell office:value-type="string" table:number-columns-spanned="1" table:number-rows-spanned="3">
            <text:p>Cab/Morning</text:p>
          </table:table-cell>
          <table:table-cell office:value-type="string">
            <text:p>1. Hari</text:p>
            <text:p>2. Sunil</text:p>
            <text:p>3. Mohan</text:p>
            <text:p>4. Raghav</text:p>
            <text:p>5. Mahendran</text:p>
            <text:p>6. Vishak</text:p>
          </table:table-cell>
          <table:table-cell office:value-type="float" office:value="500">
            <text:p>500</text:p>
          </table:table-cell>
          <table:table-cell office:value-type="string">
            <text:p>Sunil</text:p>
          </table:table-cell>
          <table:table-cell office:value-type="float" office:value="6">
            <text:p>6</text:p>
          </table:table-cell>
          <table:table-cell table:style-name="ce3" table:formula="of:=[.D2]/[.F2]" office:value-type="currency" office:currency="INR" office:value="83.3333333333333">
            <text:p>Rs.83.33</text:p>
          </table:table-cell>
          <table:table-cell/>
          <table:table-cell table:style-name="ce2" office:value-type="string">
            <text:p>Sunil</text:p>
          </table:table-cell>
          <table:table-cell table:formula="of:=[.G2]*([.F2]-1)+[.G11]*([.F11]-1)" office:value-type="currency" office:currency="INR" office:value="687.777777777778">
            <text:p>Rs.687.78</text:p>
          </table:table-cell>
          <table:table-cell table:number-columns-repeated="1014"/>
        </table:table-row>
        <table:table-row table:style-name="ro3">
          <table:table-cell/>
          <table:covered-table-cell/>
          <table:table-cell office:value-type="string">
            <text:p>1. Hari</text:p>
            <text:p>2. Sunil</text:p>
            <text:p>3. Mohan</text:p>
            <text:p>4. Raghav</text:p>
            <text:p>5. Mahendran</text:p>
            <text:p>6. Vishak</text:p>
          </table:table-cell>
          <table:table-cell office:value-type="float" office:value="30">
            <text:p>30</text:p>
          </table:table-cell>
          <table:table-cell office:value-type="string">
            <text:p>Mohan</text:p>
          </table:table-cell>
          <table:table-cell office:value-type="float" office:value="6">
            <text:p>6</text:p>
          </table:table-cell>
          <table:table-cell table:style-name="ce3" table:formula="of:=[.D3]/[.F3]" office:value-type="currency" office:currency="INR" office:value="5">
            <text:p>Rs.5.00</text:p>
          </table:table-cell>
          <table:table-cell/>
          <table:table-cell table:style-name="ce2" office:value-type="string">
            <text:p>Mohan</text:p>
          </table:table-cell>
          <table:table-cell table:formula="of:=[.G3]*([.F3]-1)+[.G26]*[.F26]" office:value-type="currency" office:currency="INR" office:value="595">
            <text:p>Rs.595.00</text:p>
          </table:table-cell>
          <table:table-cell table:number-columns-repeated="1014"/>
        </table:table-row>
        <table:table-row table:style-name="ro3">
          <table:table-cell/>
          <table:covered-table-cell/>
          <table:table-cell office:value-type="string">
            <text:p>1. Hari</text:p>
            <text:p>2. Sunil</text:p>
            <text:p>3. Mohan</text:p>
            <text:p>4. Raghav</text:p>
            <text:p>5. Mahendran</text:p>
            <text:p>6. Vishak</text:p>
          </table:table-cell>
          <table:table-cell office:value-type="float" office:value="35">
            <text:p>35</text:p>
          </table:table-cell>
          <table:table-cell office:value-type="string">
            <text:p>Raghav</text:p>
          </table:table-cell>
          <table:table-cell office:value-type="float" office:value="6">
            <text:p>6</text:p>
          </table:table-cell>
          <table:table-cell table:style-name="ce3" table:formula="of:=[.D4]/[.F4]" office:value-type="currency" office:currency="INR" office:value="5.83333333333333">
            <text:p>Rs.5.83</text:p>
          </table:table-cell>
          <table:table-cell/>
          <table:table-cell table:style-name="ce2" office:value-type="string">
            <text:p>Raghav</text:p>
          </table:table-cell>
          <table:table-cell table:formula="of:=[.G4]*([.F4]-1)+[.G10]*([.F10]-1)+[.G17]*([.F17]-1)" office:value-type="currency" office:currency="INR" office:value="400.833333333333">
            <text:p>Rs.400.83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Cab/Morning</text:p>
          </table:table-cell>
          <table:table-cell office:value-type="string">
            <text:p>1. Kapil</text:p>
            <text:p>2. Mohnish</text:p>
            <text:p>3. Arpit</text:p>
            <text:p>4. Abhishekh</text:p>
          </table:table-cell>
          <table:table-cell office:value-type="float" office:value="350">
            <text:p>350</text:p>
          </table:table-cell>
          <table:table-cell office:value-type="string">
            <text:p>Mohnish</text:p>
          </table:table-cell>
          <table:table-cell office:value-type="float" office:value="4">
            <text:p>4</text:p>
          </table:table-cell>
          <table:table-cell table:style-name="ce3" table:formula="of:=[.D5]/[.F5]" office:value-type="currency" office:currency="INR" office:value="87.5">
            <text:p>Rs.87.50</text:p>
          </table:table-cell>
          <table:table-cell/>
          <table:table-cell table:style-name="ce2" office:value-type="string">
            <text:p>Mohnish</text:p>
          </table:table-cell>
          <table:table-cell table:formula="of:=[.G5]*([.F5]-1)+[.G27]*1+[.G14]*([.F14]-1)" office:value-type="currency" office:currency="INR" office:value="652.5">
            <text:p>Rs.652.50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Cab/Morning</text:p>
          </table:table-cell>
          <table:table-cell office:value-type="string">
            <text:p>1. Srikanth</text:p>
            <text:p>2. Karthik</text:p>
            <text:p>3. Vinoth</text:p>
            <text:p>4. Guru</text:p>
          </table:table-cell>
          <table:table-cell office:value-type="float" office:value="400">
            <text:p>400</text:p>
          </table:table-cell>
          <table:table-cell office:value-type="string">
            <text:p>Karthik</text:p>
          </table:table-cell>
          <table:table-cell office:value-type="float" office:value="4">
            <text:p>4</text:p>
          </table:table-cell>
          <table:table-cell table:style-name="ce3" table:formula="of:=[.D6]/[.F6]" office:value-type="currency" office:currency="INR" office:value="100">
            <text:p>Rs.100.00</text:p>
          </table:table-cell>
          <table:table-cell/>
          <table:table-cell table:style-name="ce2" office:value-type="string">
            <text:p>Karthik</text:p>
          </table:table-cell>
          <table:table-cell table:formula="of:=[.G6]*([.F6]-1)+[.G16]*([.F16]-1)+[.G20]*([.F20]-1)" office:value-type="currency" office:currency="INR" office:value="551.714285714286">
            <text:p>Rs.551.71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Breakfast</text:p>
          </table:table-cell>
          <table:table-cell office:value-type="string">
            <text:p>1. Mohnish</text:p>
            <text:p>2.Kapil</text:p>
            <text:p>3. Abhishekh</text:p>
            <text:p>4. Karthik</text:p>
            <text:p>5. Sunil</text:p>
            <text:p>6. Vishak</text:p>
            <text:p>7. Guru</text:p>
            <text:p>8. Vinoth </text:p>
          </table:table-cell>
          <table:table-cell office:value-type="float" office:value="260">
            <text:p>260</text:p>
          </table:table-cell>
          <table:table-cell office:value-type="string">
            <text:p>Kapil</text:p>
          </table:table-cell>
          <table:table-cell office:value-type="float" office:value="8">
            <text:p>8</text:p>
          </table:table-cell>
          <table:table-cell table:style-name="ce3" table:formula="of:=[.D7]/[.F7]" office:value-type="currency" office:currency="INR" office:value="32.5">
            <text:p>Rs.32.50</text:p>
          </table:table-cell>
          <table:table-cell/>
          <table:table-cell table:style-name="ce2" office:value-type="string">
            <text:p>Kapil</text:p>
          </table:table-cell>
          <table:table-cell table:formula="of:=[.G7]*([.F7]-1)+[.G13]*([.F13]-1)" office:value-type="currency" office:currency="INR" office:value="427.5">
            <text:p>Rs.427.50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Tea</text:p>
          </table:table-cell>
          <table:table-cell office:value-type="string">
            <text:p>1. Mohnish</text:p>
            <text:p>2.Kapil</text:p>
            <text:p>3. Abhishekh</text:p>
            <text:p>4. Karthik</text:p>
            <text:p>5. Sunil</text:p>
            <text:p>6. Vishak</text:p>
            <text:p>7. Guru</text:p>
            <text:p>8. Vinoth</text:p>
            <text:p>9. Hari</text:p>
            <text:p>10. Mahendran</text:p>
          </table:table-cell>
          <table:table-cell office:value-type="float" office:value="100">
            <text:p>100</text:p>
          </table:table-cell>
          <table:table-cell office:value-type="string">
            <text:p>Guru</text:p>
          </table:table-cell>
          <table:table-cell office:value-type="float" office:value="10">
            <text:p>10</text:p>
          </table:table-cell>
          <table:table-cell table:style-name="ce3" table:formula="of:=[.D8]/[.F8]" office:value-type="currency" office:currency="INR" office:value="10">
            <text:p>Rs.10.00</text:p>
          </table:table-cell>
          <table:table-cell/>
          <table:table-cell table:style-name="ce2" office:value-type="string">
            <text:p>Guru</text:p>
          </table:table-cell>
          <table:table-cell table:formula="of:=[.G8]*([.F8]-1)+[.G9]*([.F9]-1)" office:value-type="currency" office:currency="INR" office:value="195.875">
            <text:p>Rs.195.88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Ferry</text:p>
          </table:table-cell>
          <table:table-cell office:value-type="string">
            <text:p>1. Mohnish</text:p>
            <text:p>2.Kapil</text:p>
            <text:p>3. Abhishekh</text:p>
            <text:p>4. Karthik</text:p>
            <text:p>5. Vishak</text:p>
            <text:p>6. Guru</text:p>
            <text:p>7. Vinoth</text:p>
            <text:p>8. Srikanth</text:p>
          </table:table-cell>
          <table:table-cell office:value-type="float" office:value="121">
            <text:p>121</text:p>
          </table:table-cell>
          <table:table-cell office:value-type="string">
            <text:p>Guru</text:p>
          </table:table-cell>
          <table:table-cell office:value-type="float" office:value="8">
            <text:p>8</text:p>
          </table:table-cell>
          <table:table-cell table:style-name="ce3" table:formula="of:=[.D9]/[.F9]" office:value-type="currency" office:currency="INR" office:value="15.125">
            <text:p>Rs.15.1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Ferry</text:p>
          </table:table-cell>
          <table:table-cell office:value-type="string">
            <text:p>1. Raghav</text:p>
            <text:p>2. Sunil</text:p>
            <text:p>3. Vishak</text:p>
            <text:p>4. Mohan</text:p>
            <text:p>5. Arpit</text:p>
            <text:p>6. Mahendran</text:p>
          </table:table-cell>
          <table:table-cell office:value-type="float" office:value="66">
            <text:p>66</text:p>
          </table:table-cell>
          <table:table-cell office:value-type="string">
            <text:p>Raghav</text:p>
          </table:table-cell>
          <table:table-cell office:value-type="float" office:value="6">
            <text:p>6</text:p>
          </table:table-cell>
          <table:table-cell table:style-name="ce3" table:formula="of:=[.D10]/[.F10]" office:value-type="currency" office:currency="INR" office:value="11">
            <text:p>Rs.11.00</text:p>
          </table:table-cell>
          <table:table-cell table:number-columns-repeated="1017"/>
        </table:table-row>
        <table:table-row table:style-name="ro7">
          <table:table-cell/>
          <table:table-cell office:value-type="string">
            <text:p>Lunch</text:p>
          </table:table-cell>
          <table:table-cell office:value-type="string">
            <text:p>1. Mohnish</text:p>
            <text:p>2. Sunil</text:p>
            <text:p>3. Vishak</text:p>
            <text:p>4. Hari</text:p>
            <text:p>5. Mahendran</text:p>
            <text:p>6. Mohan</text:p>
            <text:p>7. Arpit</text:p>
            <text:p>8. Raghav</text:p>
            <text:p>9. Srikanth</text:p>
          </table:table-cell>
          <table:table-cell office:value-type="float" office:value="305">
            <text:p>305</text:p>
          </table:table-cell>
          <table:table-cell office:value-type="string">
            <text:p>Sunil</text:p>
          </table:table-cell>
          <table:table-cell office:value-type="float" office:value="9">
            <text:p>9</text:p>
          </table:table-cell>
          <table:table-cell table:style-name="ce3" table:formula="of:=[.D11]/[.F11]" office:value-type="currency" office:currency="INR" office:value="33.8888888888889">
            <text:p>Rs.33.89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Chats/Lunch</text:p>
          </table:table-cell>
          <table:table-cell office:value-type="string">
            <text:p>1. Karthik</text:p>
            <text:p>2. Abhishekh</text:p>
            <text:p>3. Kapil</text:p>
            <text:p>4. Guru</text:p>
            <text:p>5. Vinoth</text:p>
          </table:table-cell>
          <table:table-cell office:value-type="float" office:value="140">
            <text:p>140</text:p>
          </table:table-cell>
          <table:table-cell office:value-type="string">
            <text:p>Abhishekh</text:p>
          </table:table-cell>
          <table:table-cell office:value-type="float" office:value="5">
            <text:p>5</text:p>
          </table:table-cell>
          <table:table-cell table:style-name="ce3" table:formula="of:=[.D12]/[.F12]" office:value-type="currency" office:currency="INR" office:value="28">
            <text:p>Rs.28.00</text:p>
          </table:table-cell>
          <table:table-cell/>
          <table:table-cell table:style-name="ce2" office:value-type="string">
            <text:p>Abhishekh</text:p>
          </table:table-cell>
          <table:table-cell table:formula="of:=[.G12]*([.F12]-1)" office:value-type="currency" office:currency="INR" office:value="112">
            <text:p>Rs.112.00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Cab – Back to Senses</text:p>
          </table:table-cell>
          <table:table-cell office:value-type="string">
            <text:p>1. Kapil </text:p>
            <text:p>2. Guru </text:p>
            <text:p>3.Abhishekh</text:p>
          </table:table-cell>
          <table:table-cell office:value-type="float" office:value="300">
            <text:p>300</text:p>
          </table:table-cell>
          <table:table-cell office:value-type="string">
            <text:p>Kapil</text:p>
          </table:table-cell>
          <table:table-cell office:value-type="float" office:value="3">
            <text:p>3</text:p>
          </table:table-cell>
          <table:table-cell table:style-name="ce3" table:formula="of:=[.D13]/[.F13]" office:value-type="currency" office:currency="INR" office:value="100">
            <text:p>Rs.100.00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Cab – Back to Senses</text:p>
          </table:table-cell>
          <table:table-cell office:value-type="string">
            <text:p>1. Mohnish</text:p>
            <text:p>2. Arpit</text:p>
            <text:p>3. Srikanth</text:p>
          </table:table-cell>
          <table:table-cell office:value-type="float" office:value="390">
            <text:p>390</text:p>
          </table:table-cell>
          <table:table-cell office:value-type="string">
            <text:p>Mohnish</text:p>
          </table:table-cell>
          <table:table-cell office:value-type="float" office:value="3">
            <text:p>3</text:p>
          </table:table-cell>
          <table:table-cell table:style-name="ce3" table:formula="of:=[.D14]/[.F14]" office:value-type="currency" office:currency="INR" office:value="130">
            <text:p>Rs.130.00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office:value-type="string">
            <text:p>Lime Soda – Park street</text:p>
          </table:table-cell>
          <table:table-cell office:value-type="string">
            <text:p>1. Vinoth</text:p>
            <text:p>2. Raghav</text:p>
            <text:p>3. Mohan</text:p>
            <text:p>4. Vishak</text:p>
            <text:p>5. Karthik</text:p>
            <text:p>6. Sunil</text:p>
          </table:table-cell>
          <table:table-cell office:value-type="float" office:value="150">
            <text:p>150</text:p>
          </table:table-cell>
          <table:table-cell office:value-type="string">
            <text:p>Vishak</text:p>
          </table:table-cell>
          <table:table-cell office:value-type="float" office:value="6">
            <text:p>6</text:p>
          </table:table-cell>
          <table:table-cell table:style-name="ce3" table:formula="of:=[.D15]/[.F15]" office:value-type="currency" office:currency="INR" office:value="25">
            <text:p>Rs.25.00</text:p>
          </table:table-cell>
          <table:table-cell/>
          <table:table-cell table:style-name="ce2" office:value-type="string">
            <text:p>Vishak</text:p>
          </table:table-cell>
          <table:table-cell table:formula="of:=[.G15]*([.F15]-1)" office:value-type="currency" office:currency="INR" office:value="125">
            <text:p>Rs.125.00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Shoes and Mobiles – Dakshineshwar</text:p>
          </table:table-cell>
          <table:table-cell office:value-type="string">
            <text:p>1. Mohnish</text:p>
            <text:p>2.Kapil</text:p>
            <text:p>3. Abhishekh</text:p>
            <text:p>4. Karthik</text:p>
            <text:p>5. Sunil</text:p>
            <text:p>6. Vishak</text:p>
            <text:p>7. Guru</text:p>
            <text:p>8. Vinoth</text:p>
            <text:p>9. Hari</text:p>
            <text:p>10. Mahendran</text:p>
            <text:p>11. Srikanth</text:p>
            <text:p>12. Arpit</text:p>
            <text:p>13. Mohan</text:p>
            <text:p>14. Raghav</text:p>
          </table:table-cell>
          <table:table-cell office:value-type="float" office:value="95">
            <text:p>95</text:p>
          </table:table-cell>
          <table:table-cell office:value-type="string">
            <text:p>Karthik</text:p>
          </table:table-cell>
          <table:table-cell office:value-type="float" office:value="14">
            <text:p>14</text:p>
          </table:table-cell>
          <table:table-cell table:style-name="ce3" table:formula="of:=[.D16]/[.F16]" office:value-type="currency" office:currency="INR" office:value="6.78571428571429">
            <text:p>Rs.6.7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inner - 2<text:span text:style-name="T1">nd</text:span> week end</text:p>
          </table:table-cell>
          <table:table-cell office:value-type="string">
            <text:p>1. Karthik</text:p>
            <text:p>2. Sunil</text:p>
            <text:p>3. Vishak</text:p>
            <text:p>4. Mohan</text:p>
            <text:p>5. Vinoth</text:p>
            <text:p>6. Raghav</text:p>
          </table:table-cell>
          <table:table-cell office:value-type="float" office:value="380">
            <text:p>380</text:p>
          </table:table-cell>
          <table:table-cell office:value-type="string">
            <text:p>Raghav</text:p>
          </table:table-cell>
          <table:table-cell office:value-type="float" office:value="6">
            <text:p>6</text:p>
          </table:table-cell>
          <table:table-cell table:style-name="ce3" table:formula="of:=[.D17]/[.F17]" office:value-type="currency" office:currency="INR" office:value="63.3333333333333">
            <text:p>Rs.63.3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inner - 2<text:span text:style-name="T1">nd</text:span> week end</text:p>
          </table:table-cell>
          <table:table-cell office:value-type="string">
            <text:p>1. Hari</text:p>
            <text:p>2. Mahendran</text:p>
          </table:table-cell>
          <table:table-cell office:value-type="float" office:value="150">
            <text:p>150</text:p>
          </table:table-cell>
          <table:table-cell office:value-type="string">
            <text:p>Hari</text:p>
          </table:table-cell>
          <table:table-cell office:value-type="float" office:value="2">
            <text:p>2</text:p>
          </table:table-cell>
          <table:table-cell table:style-name="ce3" table:formula="of:=[.D18]/[.F18]" office:value-type="currency" office:currency="INR" office:value="75">
            <text:p>Rs.75.00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ab – Back to Park Street</text:p>
          </table:table-cell>
          <table:table-cell office:value-type="string">
            <text:p>1. Vinoth</text:p>
            <text:p>2. Raghav</text:p>
            <text:p>3. Mohan</text:p>
            <text:p>4. Vishak</text:p>
          </table:table-cell>
          <table:table-cell office:value-type="float" office:value="218">
            <text:p>218</text:p>
          </table:table-cell>
          <table:table-cell office:value-type="string">
            <text:p>Vinoth</text:p>
          </table:table-cell>
          <table:table-cell office:value-type="float" office:value="4">
            <text:p>4</text:p>
          </table:table-cell>
          <table:table-cell table:style-name="ce3" table:formula="of:=[.D19]/[.F19]" office:value-type="currency" office:currency="INR" office:value="54.5">
            <text:p>Rs.54.50</text:p>
          </table:table-cell>
          <table:table-cell/>
          <table:table-cell table:style-name="ce2" office:value-type="string">
            <text:p>Vinoth</text:p>
          </table:table-cell>
          <table:table-cell table:formula="of:=[.G19]*([.F19]-1)" office:value-type="currency" office:currency="INR" office:value="163.5">
            <text:p>Rs.163.50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Cab – Back to Park Street</text:p>
          </table:table-cell>
          <table:table-cell office:value-type="string">
            <text:p>1. Karthik </text:p>
            <text:p>2. Hari</text:p>
            <text:p>3. Sunil</text:p>
            <text:p>4. Mahendran</text:p>
          </table:table-cell>
          <table:table-cell office:value-type="float" office:value="218">
            <text:p>218</text:p>
          </table:table-cell>
          <table:table-cell office:value-type="string">
            <text:p>Karthik</text:p>
          </table:table-cell>
          <table:table-cell office:value-type="float" office:value="4">
            <text:p>4</text:p>
          </table:table-cell>
          <table:table-cell table:style-name="ce3" table:formula="of:=[.D20]/[.F20]" office:value-type="currency" office:currency="INR" office:value="54.5">
            <text:p>Rs.54.50</text:p>
          </table:table-cell>
          <table:table-cell table:number-columns-repeated="1017"/>
        </table:table-row>
        <table:table-row table:style-name="ro11">
          <table:table-cell/>
          <table:table-cell office:value-type="string">
            <text:p>Cab – Back to senses from Park Street</text:p>
          </table:table-cell>
          <table:table-cell office:value-type="string">
            <text:p>1. Vinoth</text:p>
            <text:p>2. Raghav</text:p>
            <text:p>3. Mohan</text:p>
            <text:p>4. Vishak</text:p>
            <text:p>5. Karthik</text:p>
            <text:p>6. Hari</text:p>
            <text:p>7. Mahendran</text:p>
          </table:table-cell>
          <table:table-cell office:value-type="float" office:value="400">
            <text:p>400</text:p>
          </table:table-cell>
          <table:table-cell office:value-type="string">
            <text:p>Mahendran</text:p>
          </table:table-cell>
          <table:table-cell office:value-type="float" office:value="7">
            <text:p>7</text:p>
          </table:table-cell>
          <table:table-cell table:style-name="ce3" table:formula="of:=[.D21]/[.F21]" office:value-type="currency" office:currency="INR" office:value="57.1428571428571">
            <text:p>Rs.57.14</text:p>
          </table:table-cell>
          <table:table-cell/>
          <table:table-cell table:style-name="ce2" office:value-type="string">
            <text:p>Mahendran</text:p>
          </table:table-cell>
          <table:table-cell table:formula="of:=[.G21]*([.F21]-1)" office:value-type="currency" office:currency="INR" office:value="342.857142857143">
            <text:p>Rs.342.86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Senses Bar Bill – Beer</text:p>
          </table:table-cell>
          <table:table-cell office:value-type="string">
            <text:p>1. Hari</text:p>
            <text:p>2. Kapil</text:p>
            <text:p>3. Abhishekh</text:p>
            <text:p>4. Mohan</text:p>
            <text:p>5. Mohnish</text:p>
            <text:p>6. Arpit</text:p>
          </table:table-cell>
          <table:table-cell table:formula="of:=325*3" office:value-type="float" office:value="975">
            <text:p>975</text:p>
          </table:table-cell>
          <table:table-cell office:value-type="string">
            <text:p>Saran</text:p>
          </table:table-cell>
          <table:table-cell office:value-type="float" office:value="6">
            <text:p>6</text:p>
          </table:table-cell>
          <table:table-cell table:style-name="ce3" table:formula="of:=[.D22]/[.F22]" office:value-type="currency" office:currency="INR" office:value="162.5">
            <text:p>Rs.162.50</text:p>
          </table:table-cell>
          <table:table-cell/>
          <table:table-cell table:style-name="ce2" office:value-type="string">
            <text:p>Saran</text:p>
          </table:table-cell>
          <table:table-cell table:formula="of:=[.G22]*([.F22])+[.G23]*([.F23]-1)+[.G24]*([.F24])+[.G25]*([.F25])" office:value-type="currency" office:currency="INR" office:value="1783">
            <text:p>Rs.1,783.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enses Bar Bill – Breezer</text:p>
          </table:table-cell>
          <table:table-cell office:value-type="string">
            <text:p>1. Karthik</text:p>
            <text:p>2. Saran</text:p>
          </table:table-cell>
          <table:table-cell office:value-type="float" office:value="400">
            <text:p>400</text:p>
          </table:table-cell>
          <table:table-cell office:value-type="string">
            <text:p>Saran</text:p>
          </table:table-cell>
          <table:table-cell office:value-type="float" office:value="2">
            <text:p>2</text:p>
          </table:table-cell>
          <table:table-cell table:style-name="ce3" table:formula="of:=[.D23]/[.F23]" office:value-type="currency" office:currency="INR" office:value="200">
            <text:p>Rs.200.00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Senses Bar Bill – Thumbs up/Lime Soda</text:p>
          </table:table-cell>
          <table:table-cell office:value-type="string">
            <text:p>1. Sathish</text:p>
            <text:p>2. Vishak</text:p>
            <text:p>3. Vinodh</text:p>
          </table:table-cell>
          <table:table-cell office:value-type="float" office:value="178">
            <text:p>178</text:p>
          </table:table-cell>
          <table:table-cell office:value-type="string">
            <text:p>Saran</text:p>
          </table:table-cell>
          <table:table-cell office:value-type="float" office:value="3">
            <text:p>3</text:p>
          </table:table-cell>
          <table:table-cell table:style-name="ce3" table:formula="of:=[.D24]/[.F24]" office:value-type="currency" office:currency="INR" office:value="59.3333333333333">
            <text:p>Rs.59.33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1<text:span text:style-name="T1">st</text:span> Week Kolkata Trip – Cab Bill</text:p>
          </table:table-cell>
          <table:table-cell office:value-type="string">
            <text:p>Mohan</text:p>
          </table:table-cell>
          <table:table-cell office:value-type="float" office:value="430">
            <text:p>430</text:p>
          </table:table-cell>
          <table:table-cell office:value-type="string">
            <text:p>Saran</text:p>
          </table:table-cell>
          <table:table-cell office:value-type="float" office:value="1">
            <text:p>1</text:p>
          </table:table-cell>
          <table:table-cell table:style-name="ce3" table:formula="of:=[.D25]/[.F25]" office:value-type="currency" office:currency="INR" office:value="430">
            <text:p>Rs.430.00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1<text:span text:style-name="T1">st</text:span> Week Kolkata Trip – Cab Bill</text:p>
          </table:table-cell>
          <table:table-cell office:value-type="string">
            <text:p>Sunil</text:p>
          </table:table-cell>
          <table:table-cell office:value-type="float" office:value="570">
            <text:p>570</text:p>
          </table:table-cell>
          <table:table-cell office:value-type="string">
            <text:p>Mohan</text:p>
          </table:table-cell>
          <table:table-cell office:value-type="float" office:value="1">
            <text:p>1</text:p>
          </table:table-cell>
          <table:table-cell table:style-name="ce3" table:formula="of:=[.D26]/[.F26]" office:value-type="currency" office:currency="INR" office:value="570">
            <text:p>Rs.570.00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1<text:span text:style-name="T1">st</text:span> Week Kolkata Trip – Cab Bill</text:p>
          </table:table-cell>
          <table:table-cell office:value-type="string">
            <text:p>Mohan</text:p>
          </table:table-cell>
          <table:table-cell office:value-type="float" office:value="130">
            <text:p>130</text:p>
          </table:table-cell>
          <table:table-cell office:value-type="string">
            <text:p>Mohnish</text:p>
          </table:table-cell>
          <table:table-cell office:value-type="float" office:value="1">
            <text:p>1</text:p>
          </table:table-cell>
          <table:table-cell table:style-name="ce3" table:formula="of:=[.D27]/[.F27]" office:value-type="currency" office:currency="INR" office:value="130">
            <text:p>Rs.130.00</text:p>
          </table:table-cell>
          <table:table-cell table:number-columns-repeated="1017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1:Sheet1.G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11/02/2019</text:date>, <text:time>18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6M26S</meta:editing-duration>
    <meta:editing-cycles>18</meta:editing-cycles>
    <meta:generator>OpenOffice/4.1.3$Win32 OpenOffice.org_project/413m1$Build-9783</meta:generator>
    <dc:date>2019-02-11T18:31:00.74</dc:date>
    <meta:document-statistic meta:table-count="3" meta:cell-count="185" meta:object-count="0"/>
    <meta:user-defined meta:name="Info 1"/>
    <meta:user-defined meta:name="Info 2"/>
    <meta:user-defined meta:name="Info 3"/>
    <meta:user-defined meta:name="Info 4"/>
  </office:meta>
</office:document-meta>
</file>